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d79b" officeooo:paragraph-rsid="0013d79b"/>
    </style:style>
    <style:style style:name="P2" style:family="paragraph" style:parent-style-name="Standard">
      <style:text-properties officeooo:rsid="0014f941" officeooo:paragraph-rsid="0014f941"/>
    </style:style>
    <style:style style:name="P3" style:family="paragraph" style:parent-style-name="Standard">
      <style:paragraph-properties fo:text-align="start" style:justify-single-word="false"/>
      <style:text-properties officeooo:rsid="0014f941" officeooo:paragraph-rsid="0014f941"/>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14f941" officeooo:paragraph-rsid="0014f941" style:font-weight-asian="bold" style:font-weight-complex="bold"/>
    </style:style>
    <style:style style:name="P6" style:family="paragraph" style:parent-style-name="Standard">
      <style:paragraph-properties fo:text-align="center" style:justify-single-word="false"/>
      <style:text-properties fo:font-weight="bold" officeooo:rsid="0014f941" officeooo:paragraph-rsid="0014f941" style:font-weight-asian="bold" style:font-weight-complex="bold"/>
    </style:style>
    <style:style style:name="P7" style:family="paragraph" style:parent-style-name="Standard">
      <style:paragraph-properties fo:text-align="start" style:justify-single-word="false"/>
      <style:text-properties fo:font-weight="bold" officeooo:rsid="0015fc07" officeooo:paragraph-rsid="0015fc07" style:font-weight-asian="bold" style:font-weight-complex="bold"/>
    </style:style>
    <style:style style:name="P8" style:family="paragraph" style:parent-style-name="Standard">
      <style:paragraph-properties fo:text-align="start" style:justify-single-word="false"/>
      <style:text-properties fo:font-weight="bold" officeooo:rsid="00188e8a" officeooo:paragraph-rsid="00188e8a" style:font-weight-asian="bold" style:font-weight-complex="bold"/>
    </style:style>
    <style:style style:name="P9" style:family="paragraph" style:parent-style-name="Standard">
      <style:paragraph-properties fo:text-align="start" style:justify-single-word="false"/>
      <style:text-properties fo:font-weight="bold" officeooo:rsid="001ccf47" officeooo:paragraph-rsid="001ccf47" style:font-weight-asian="bold" style:font-weight-complex="bold"/>
    </style:style>
    <style:style style:name="P10" style:family="paragraph" style:parent-style-name="Standard">
      <style:paragraph-properties fo:text-align="start" style:justify-single-word="false"/>
      <style:text-properties fo:font-weight="bold" officeooo:rsid="001ccf47" officeooo:paragraph-rsid="001d1382" style:font-weight-asian="bold" style:font-weight-complex="bold"/>
    </style:style>
    <style:style style:name="P11" style:family="paragraph" style:parent-style-name="Standard">
      <style:paragraph-properties fo:text-align="start" style:justify-single-word="false"/>
      <style:text-properties fo:font-weight="bold" officeooo:rsid="001ccf47" officeooo:paragraph-rsid="001ef29d" style:font-weight-asian="bold" style:font-weight-complex="bold"/>
    </style:style>
    <style:style style:name="P12" style:family="paragraph" style:parent-style-name="Standard">
      <style:paragraph-properties fo:text-align="start" style:justify-single-word="false"/>
      <style:text-properties fo:font-weight="bold" officeooo:rsid="001ccf47" officeooo:paragraph-rsid="00253d76" style:font-weight-asian="bold" style:font-weight-complex="bold"/>
    </style:style>
    <style:style style:name="P13" style:family="paragraph" style:parent-style-name="Standard">
      <style:paragraph-properties fo:text-align="start" style:justify-single-word="false"/>
      <style:text-properties fo:font-weight="bold" officeooo:rsid="001ccf47" officeooo:paragraph-rsid="0028492f" style:font-weight-asian="bold" style:font-weight-complex="bold"/>
    </style:style>
    <style:style style:name="P14" style:family="paragraph" style:parent-style-name="Standard">
      <style:paragraph-properties fo:text-align="center" style:justify-single-word="false"/>
      <style:text-properties fo:font-weight="bold" officeooo:rsid="0017c0bb" officeooo:paragraph-rsid="0017c0bb" style:font-weight-asian="bold" style:font-weight-complex="bold"/>
    </style:style>
    <style:style style:name="P15" style:family="paragraph" style:parent-style-name="Standard">
      <style:paragraph-properties fo:text-align="start" style:justify-single-word="false"/>
      <style:text-properties fo:font-weight="bold" officeooo:rsid="0017c0bb" officeooo:paragraph-rsid="0017c0bb" style:font-weight-asian="bold" style:font-weight-complex="bold"/>
    </style:style>
    <style:style style:name="P16" style:family="paragraph" style:parent-style-name="Standard">
      <style:paragraph-properties fo:text-align="center" style:justify-single-word="false"/>
      <style:text-properties fo:font-weight="bold" officeooo:rsid="001bb9bf" officeooo:paragraph-rsid="001bb9bf" style:font-weight-asian="bold" style:font-weight-complex="bold"/>
    </style:style>
    <style:style style:name="P17" style:family="paragraph" style:parent-style-name="Standard">
      <style:paragraph-properties fo:text-align="start" style:justify-single-word="false"/>
      <style:text-properties fo:font-weight="bold" officeooo:rsid="001bb9bf" officeooo:paragraph-rsid="001bb9bf" style:font-weight-asian="bold" style:font-weight-complex="bold"/>
    </style:style>
    <style:style style:name="P18" style:family="paragraph" style:parent-style-name="Standard">
      <style:paragraph-properties fo:text-align="start" style:justify-single-word="false"/>
      <style:text-properties fo:font-weight="bold" officeooo:rsid="001deeb1" officeooo:paragraph-rsid="001deeb1" style:font-weight-asian="bold" style:font-weight-complex="bold"/>
    </style:style>
    <style:style style:name="P19" style:family="paragraph" style:parent-style-name="Standard">
      <style:paragraph-properties fo:text-align="start" style:justify-single-word="false"/>
      <style:text-properties fo:font-weight="bold" officeooo:rsid="001ec2a8" officeooo:paragraph-rsid="0014f941" style:font-weight-asian="bold" style:font-weight-complex="bold"/>
    </style:style>
    <style:style style:name="P20" style:family="paragraph" style:parent-style-name="Standard">
      <style:paragraph-properties fo:text-align="start" style:justify-single-word="false"/>
      <style:text-properties fo:font-weight="bold" officeooo:rsid="001ec2a8" officeooo:paragraph-rsid="00188e8a" style:font-weight-asian="bold" style:font-weight-complex="bold"/>
    </style:style>
    <style:style style:name="P21" style:family="paragraph" style:parent-style-name="Standard">
      <style:paragraph-properties fo:text-align="start" style:justify-single-word="false"/>
      <style:text-properties fo:font-weight="bold" officeooo:rsid="001ec2a8" officeooo:paragraph-rsid="001bb9bf" style:font-weight-asian="bold" style:font-weight-complex="bold"/>
    </style:style>
    <style:style style:name="P22" style:family="paragraph" style:parent-style-name="Standard">
      <style:paragraph-properties fo:text-align="start" style:justify-single-word="false"/>
      <style:text-properties fo:font-weight="bold" officeooo:rsid="001ef29d" officeooo:paragraph-rsid="001ef29d" style:font-weight-asian="bold" style:font-weight-complex="bold"/>
    </style:style>
    <style:style style:name="P23" style:family="paragraph" style:parent-style-name="Standard">
      <style:paragraph-properties fo:text-align="center" style:justify-single-word="false"/>
      <style:text-properties fo:font-weight="bold" officeooo:rsid="001ef29d" officeooo:paragraph-rsid="001ef29d" style:font-weight-asian="bold" style:font-weight-complex="bold"/>
    </style:style>
    <style:style style:name="P24" style:family="paragraph" style:parent-style-name="Standard">
      <style:paragraph-properties fo:text-align="start" style:justify-single-word="false"/>
      <style:text-properties fo:font-weight="bold" officeooo:rsid="001fdf82" officeooo:paragraph-rsid="001fdf82" style:font-weight-asian="bold" style:font-weight-complex="bold"/>
    </style:style>
    <style:style style:name="P25" style:family="paragraph" style:parent-style-name="Standard">
      <style:paragraph-properties fo:text-align="start" style:justify-single-word="false"/>
      <style:text-properties fo:font-weight="bold" officeooo:rsid="0020ffdb" officeooo:paragraph-rsid="0020ffdb" style:font-weight-asian="bold" style:font-weight-complex="bold"/>
    </style:style>
    <style:style style:name="P26" style:family="paragraph" style:parent-style-name="Standard">
      <style:paragraph-properties fo:text-align="center" style:justify-single-word="false"/>
      <style:text-properties fo:font-weight="bold" officeooo:rsid="0020ffdb" officeooo:paragraph-rsid="0020ffdb" style:font-weight-asian="bold" style:font-weight-complex="bold"/>
    </style:style>
    <style:style style:name="P27" style:family="paragraph" style:parent-style-name="Standard">
      <style:paragraph-properties fo:text-align="start" style:justify-single-word="false"/>
      <style:text-properties fo:font-weight="bold" officeooo:rsid="002211e7" officeooo:paragraph-rsid="002211e7" style:font-weight-asian="bold" style:font-weight-complex="bold"/>
    </style:style>
    <style:style style:name="P28" style:family="paragraph" style:parent-style-name="Standard">
      <style:paragraph-properties fo:text-align="start" style:justify-single-word="false"/>
      <style:text-properties fo:font-weight="bold" officeooo:rsid="00253d76" officeooo:paragraph-rsid="00253d76" style:font-weight-asian="bold" style:font-weight-complex="bold"/>
    </style:style>
    <style:style style:name="P29" style:family="paragraph" style:parent-style-name="Standard">
      <style:paragraph-properties fo:text-align="start" style:justify-single-word="false"/>
      <style:text-properties fo:font-weight="bold" officeooo:rsid="0026f758" officeooo:paragraph-rsid="0026f758" style:font-weight-asian="bold" style:font-weight-complex="bold"/>
    </style:style>
    <style:style style:name="P30" style:family="paragraph" style:parent-style-name="Standard">
      <style:paragraph-properties fo:text-align="center" style:justify-single-word="false"/>
      <style:text-properties fo:font-weight="bold" officeooo:rsid="0026f758" officeooo:paragraph-rsid="0026f758" style:font-weight-asian="bold" style:font-weight-complex="bold"/>
    </style:style>
    <style:style style:name="P31" style:family="paragraph" style:parent-style-name="Standard">
      <style:paragraph-properties fo:text-align="start" style:justify-single-word="false"/>
      <style:text-properties fo:font-weight="normal" officeooo:rsid="0017c0bb" officeooo:paragraph-rsid="0017c0bb" style:font-weight-asian="normal" style:font-weight-complex="normal"/>
    </style:style>
    <style:style style:name="P32" style:family="paragraph" style:parent-style-name="Standard">
      <style:paragraph-properties fo:text-align="start" style:justify-single-word="false"/>
      <style:text-properties fo:font-weight="normal" officeooo:rsid="001a3706" officeooo:paragraph-rsid="001a3706" style:font-weight-asian="normal" style:font-weight-complex="normal"/>
    </style:style>
    <style:style style:name="P33" style:family="paragraph" style:parent-style-name="Standard">
      <style:paragraph-properties fo:text-align="start" style:justify-single-word="false"/>
      <style:text-properties fo:font-weight="normal" officeooo:rsid="001a3706" officeooo:paragraph-rsid="0038d98a" style:font-weight-asian="normal" style:font-weight-complex="normal"/>
    </style:style>
    <style:style style:name="P34" style:family="paragraph" style:parent-style-name="Standard">
      <style:paragraph-properties fo:text-align="start" style:justify-single-word="false"/>
      <style:text-properties fo:font-weight="normal" officeooo:rsid="001ae9bc" officeooo:paragraph-rsid="001ae9bc" style:font-weight-asian="normal" style:font-weight-complex="normal"/>
    </style:style>
    <style:style style:name="P35" style:family="paragraph" style:parent-style-name="Standard">
      <style:paragraph-properties fo:text-align="start" style:justify-single-word="false"/>
      <style:text-properties fo:font-weight="normal" officeooo:rsid="001b36d8" officeooo:paragraph-rsid="001b36d8" style:font-weight-asian="normal" style:font-weight-complex="normal"/>
    </style:style>
    <style:style style:name="P36" style:family="paragraph" style:parent-style-name="Standard">
      <style:paragraph-properties fo:text-align="start" style:justify-single-word="false"/>
      <style:text-properties fo:font-weight="normal" officeooo:rsid="001bb9bf" officeooo:paragraph-rsid="001bb9bf" style:font-weight-asian="normal" style:font-weight-complex="normal"/>
    </style:style>
    <style:style style:name="P37" style:family="paragraph" style:parent-style-name="Standard">
      <style:paragraph-properties fo:text-align="start" style:justify-single-word="false"/>
      <style:text-properties fo:font-weight="normal" officeooo:rsid="001ccf47" officeooo:paragraph-rsid="001ccf47" style:font-weight-asian="normal" style:font-weight-complex="normal"/>
    </style:style>
    <style:style style:name="P38" style:family="paragraph" style:parent-style-name="Standard">
      <style:paragraph-properties fo:text-align="start" style:justify-single-word="false"/>
      <style:text-properties fo:font-weight="normal" officeooo:rsid="001d1382" officeooo:paragraph-rsid="001d1382" style:font-weight-asian="normal" style:font-weight-complex="normal"/>
    </style:style>
    <style:style style:name="P39" style:family="paragraph" style:parent-style-name="Standard">
      <style:paragraph-properties fo:text-align="start" style:justify-single-word="false"/>
      <style:text-properties fo:font-weight="normal" officeooo:rsid="001d1382" officeooo:paragraph-rsid="001d316e" style:font-weight-asian="normal" style:font-weight-complex="normal"/>
    </style:style>
    <style:style style:name="P40" style:family="paragraph" style:parent-style-name="Standard">
      <style:paragraph-properties fo:text-align="start" style:justify-single-word="false"/>
      <style:text-properties fo:font-weight="normal" officeooo:rsid="001ef29d" officeooo:paragraph-rsid="001ef29d" style:font-weight-asian="normal" style:font-weight-complex="normal"/>
    </style:style>
    <style:style style:name="P41" style:family="paragraph" style:parent-style-name="Standard">
      <style:paragraph-properties fo:text-align="start" style:justify-single-word="false"/>
      <style:text-properties fo:font-weight="normal" officeooo:rsid="0020da84" officeooo:paragraph-rsid="0020da84" style:font-weight-asian="normal" style:font-weight-complex="normal"/>
    </style:style>
    <style:style style:name="P42" style:family="paragraph" style:parent-style-name="Standard">
      <style:paragraph-properties fo:text-align="start" style:justify-single-word="false"/>
      <style:text-properties fo:font-weight="normal" officeooo:rsid="00238810" officeooo:paragraph-rsid="00238810" style:font-weight-asian="normal" style:font-weight-complex="normal"/>
    </style:style>
    <style:style style:name="P43" style:family="paragraph" style:parent-style-name="Standard">
      <style:paragraph-properties fo:text-align="start" style:justify-single-word="false"/>
      <style:text-properties fo:font-weight="normal" officeooo:rsid="00253d76" officeooo:paragraph-rsid="00253d76" style:font-weight-asian="normal" style:font-weight-complex="normal"/>
    </style:style>
    <style:style style:name="P44" style:family="paragraph" style:parent-style-name="Standard">
      <style:paragraph-properties fo:text-align="start" style:justify-single-word="false"/>
      <style:text-properties fo:font-weight="normal" officeooo:rsid="0026f758" officeooo:paragraph-rsid="0026f758" style:font-weight-asian="normal" style:font-weight-complex="normal"/>
    </style:style>
    <style:style style:name="P45" style:family="paragraph" style:parent-style-name="Standard">
      <style:paragraph-properties fo:text-align="start" style:justify-single-word="false"/>
      <style:text-properties fo:font-weight="normal" officeooo:rsid="002788ef" officeooo:paragraph-rsid="002788ef" style:font-weight-asian="normal" style:font-weight-complex="normal"/>
    </style:style>
    <style:style style:name="P46" style:family="paragraph" style:parent-style-name="Standard">
      <style:paragraph-properties fo:text-align="start" style:justify-single-word="false"/>
      <style:text-properties fo:font-weight="normal" officeooo:rsid="0028492f" officeooo:paragraph-rsid="0028492f" style:font-weight-asian="normal" style:font-weight-complex="normal"/>
    </style:style>
    <style:style style:name="P47" style:family="paragraph" style:parent-style-name="Standard">
      <style:paragraph-properties fo:text-align="start" style:justify-single-word="false"/>
      <style:text-properties fo:font-weight="normal" officeooo:paragraph-rsid="0028492f"/>
    </style:style>
    <style:style style:name="P48" style:family="paragraph" style:parent-style-name="Standard">
      <style:paragraph-properties fo:text-align="start" style:justify-single-word="false"/>
      <style:text-properties officeooo:rsid="0015fc07" officeooo:paragraph-rsid="0015fc07"/>
    </style:style>
    <style:style style:name="P49" style:family="paragraph" style:parent-style-name="Standard">
      <style:paragraph-properties fo:text-align="start" style:justify-single-word="false"/>
      <style:text-properties officeooo:rsid="0015fc07" officeooo:paragraph-rsid="003840f7"/>
    </style:style>
    <style:style style:name="P50" style:family="paragraph" style:parent-style-name="Standard">
      <style:paragraph-properties fo:text-align="start" style:justify-single-word="false"/>
      <style:text-properties officeooo:rsid="001d1382" officeooo:paragraph-rsid="001d1382"/>
    </style:style>
    <style:style style:name="P51" style:family="paragraph" style:parent-style-name="Standard">
      <style:text-properties officeooo:rsid="003ac90e" officeooo:paragraph-rsid="0014f941"/>
    </style:style>
    <style:style style:name="P52" style:family="paragraph" style:parent-style-name="Standard">
      <style:text-properties officeooo:rsid="003ac90e" officeooo:paragraph-rsid="003ac90e"/>
    </style:style>
    <style:style style:name="P53" style:family="paragraph" style:parent-style-name="Standard">
      <style:paragraph-properties fo:margin-top="0cm" fo:margin-bottom="0cm" style:contextual-spacing="false" fo:line-height="0.499cm" fo:text-align="start" style:justify-single-word="false"/>
    </style:style>
    <style:style style:name="P54" style:family="paragraph" style:parent-style-name="Standard">
      <style:paragraph-properties fo:margin-top="0cm" fo:margin-bottom="0cm" style:contextual-spacing="false" fo:text-align="start" style:justify-single-word="false"/>
      <style:text-properties style:text-underline-style="none" fo:font-weight="bold" officeooo:rsid="002a87eb" officeooo:paragraph-rsid="002a87eb" style:font-weight-asian="bold" style:font-weight-complex="bold"/>
    </style:style>
    <style:style style:name="P55" style:family="paragraph" style:parent-style-name="Standard">
      <style:paragraph-properties fo:margin-top="0cm" fo:margin-bottom="0cm" style:contextual-spacing="false" fo:text-align="start" style:justify-single-word="false"/>
      <style:text-properties style:text-underline-style="none" fo:font-weight="normal" officeooo:rsid="00338058" officeooo:paragraph-rsid="00338058" style:font-weight-asian="normal" style:font-weight-complex="normal"/>
    </style:style>
    <style:style style:name="P56" style:family="paragraph" style:parent-style-name="Standard">
      <style:paragraph-properties fo:margin-top="0cm" fo:margin-bottom="0cm" style:contextual-spacing="false" fo:text-align="start" style:justify-single-word="false"/>
      <style:text-properties officeooo:rsid="002a87eb" officeooo:paragraph-rsid="002a87eb"/>
    </style:style>
    <style:style style:name="P57" style:family="paragraph" style:parent-style-name="Standard">
      <style:paragraph-properties fo:margin-top="0cm" fo:margin-bottom="0cm" style:contextual-spacing="false" fo:text-align="start" style:justify-single-word="false"/>
      <style:text-properties fo:font-weight="normal" officeooo:rsid="00338058" officeooo:paragraph-rsid="00338058" style:font-weight-asian="normal" style:font-weight-complex="normal"/>
    </style:style>
    <style:style style:name="P58" style:family="paragraph" style:parent-style-name="Text_20_body">
      <style:paragraph-properties fo:margin-top="0cm" fo:margin-bottom="0cm" style:contextual-spacing="false" fo:line-height="100%"/>
    </style:style>
    <style:style style:name="P59" style:family="paragraph" style:parent-style-name="Text_20_body">
      <style:paragraph-properties fo:margin-top="0cm" fo:margin-bottom="0cm" style:contextual-spacing="false" fo:line-height="100%"/>
      <style:text-properties officeooo:paragraph-rsid="002c431a"/>
    </style:style>
    <style:style style:name="P60" style:family="paragraph" style:parent-style-name="Text_20_body">
      <style:paragraph-properties fo:margin-top="0cm" fo:margin-bottom="0cm" style:contextual-spacing="false" fo:line-height="100%"/>
      <style:text-properties officeooo:paragraph-rsid="002cf1e8"/>
    </style:style>
    <style:style style:name="P61" style:family="paragraph" style:parent-style-name="Text_20_body">
      <style:paragraph-properties fo:margin-top="0cm" fo:margin-bottom="0cm" style:contextual-spacing="false" fo:line-height="0.499cm" fo:text-align="start" style:justify-single-word="false"/>
    </style:style>
    <style:style style:name="P62" style:family="paragraph" style:parent-style-name="Text_20_body">
      <style:paragraph-properties fo:margin-top="0cm" fo:margin-bottom="0cm" style:contextual-spacing="false" fo:line-height="0.499cm" style:register-true="true"/>
    </style:style>
    <style:style style:name="P63" style:family="paragraph" style:parent-style-name="Text_20_body">
      <style:paragraph-properties fo:margin-top="0cm" fo:margin-bottom="0cm" style:contextual-spacing="false"/>
      <style:text-properties fo:font-weight="bold" style:font-weight-asian="bold" style:font-weight-complex="bold"/>
    </style:style>
    <style:style style:name="P64"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65" style:family="paragraph" style:parent-style-name="Text_20_body">
      <style:paragraph-properties fo:margin-top="0cm" fo:margin-bottom="0cm" style:contextual-spacing="false" fo:text-align="start" style:justify-single-word="false"/>
      <style:text-properties fo:font-weight="bold" style:font-weight-asian="bold" style:font-weight-complex="bold"/>
    </style:style>
    <style:style style:name="P66" style:family="paragraph" style:parent-style-name="Text_20_body">
      <style:paragraph-properties fo:margin-top="0cm" fo:margin-bottom="0cm" style:contextual-spacing="false"/>
      <style:text-properties style:text-underline-style="none" fo:font-weight="bold" officeooo:rsid="002a87eb" officeooo:paragraph-rsid="002a87eb" style:font-weight-asian="bold" style:font-weight-complex="bold"/>
    </style:style>
    <style:style style:name="P67" style:family="paragraph" style:parent-style-name="Text_20_body">
      <style:paragraph-properties fo:margin-top="0cm" fo:margin-bottom="0cm" style:contextual-spacing="false"/>
      <style:text-properties style:text-underline-style="none" fo:font-weight="bold" officeooo:rsid="002c431a" officeooo:paragraph-rsid="002c431a" style:font-weight-asian="bold" style:font-weight-complex="bold"/>
    </style:style>
    <style:style style:name="P68" style:family="paragraph" style:parent-style-name="Text_20_body">
      <style:paragraph-properties fo:margin-top="0cm" fo:margin-bottom="0cm" style:contextual-spacing="false" fo:line-height="100%"/>
      <style:text-properties fo:font-weight="normal" officeooo:rsid="002c431a" officeooo:paragraph-rsid="002c431a" style:font-weight-asian="normal" style:font-weight-complex="normal"/>
    </style:style>
    <style:style style:name="P69" style:family="paragraph" style:parent-style-name="Text_20_body">
      <style:paragraph-properties fo:margin-top="0cm" fo:margin-bottom="0cm" style:contextual-spacing="false" fo:text-align="start" style:justify-single-word="false"/>
      <style:text-properties fo:font-weight="normal" officeooo:rsid="00324bdb" officeooo:paragraph-rsid="00324bdb" style:font-weight-asian="normal" style:font-weight-complex="normal"/>
    </style:style>
    <style:style style:name="P70" style:family="paragraph" style:parent-style-name="Standard" style:list-style-name="L1">
      <style:text-properties officeooo:rsid="0014f941" officeooo:paragraph-rsid="0014f94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35138b"/>
    </style:style>
    <style:style style:name="T4" style:family="text">
      <style:text-properties fo:font-weight="bold" style:font-weight-asian="bold" style:font-weight-complex="bold"/>
    </style:style>
    <style:style style:name="T5" style:family="text">
      <style:text-properties officeooo:rsid="001bb9bf"/>
    </style:style>
    <style:style style:name="T6" style:family="text">
      <style:text-properties officeooo:rsid="002a87eb"/>
    </style:style>
    <style:style style:name="T7" style:family="text">
      <style:text-properties officeooo:rsid="003840f7"/>
    </style:style>
    <style:style style:name="T8" style:family="text">
      <style:text-properties officeooo:rsid="0038d9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span text:style-name="T4">[TIPADO]</text:span></text:p>
      <text:p text:style-name="P2"><text:span text:style-name="T4">Consigna:</text:span> Determinar si los siguientes lenguajes son de <text:span text:style-name="T1">tipado débil</text:span><text:span text:style-name="T2"> </text:span>o <text:span text:style-name="T1">tipado fuerte</text:span>:</text:p>
      <text:list xml:id="list3759157393958129969" text:style-name="L1">
        <text:list-item>
          <text:p text:style-name="P70">Python</text:p>
        </text:list-item>
        <text:list-item>
          <text:p text:style-name="P70">Haskell</text:p>
        </text:list-item>
        <text:list-item>
          <text:p text:style-name="P70">Java</text:p>
        </text:list-item>
        <text:list-item>
          <text:p text:style-name="P70">Scala</text:p>
        </text:list-item>
        <text:list-item>
          <text:p text:style-name="P70">C</text:p>
        </text:list-item>
        <text:list-item>
          <text:p text:style-name="P70">JavaScript</text:p>
        </text:list-item>
        <text:list-item>
          <text:p text:style-name="P70">Ruby</text:p>
        </text:list-item>
      </text:list>
      <text:p text:style-name="P51"/>
      <text:p text:style-name="P52">Las definición de tipado fuerte y débil son muy variantes, por ello se uso como criterio que si es posible obtener un resultado cuando se aplican operaciones sobre variables con distintos tipos y no una falla o error, el código se considera de tipdo débil </text:p>
      <text:p text:style-name="P6">Python.</text:p>
      <text:p text:style-name="P37"/>
      <text:p text:style-name="P37">Se procede a demostrar que el lenguaje es de tipado débil y la explicación del mismo.</text:p>
      <text:p text:style-name="P5"/>
      <text:p text:style-name="P19">Código.</text:p>
      <text:p text:style-name="P3"/>
      <text:p text:style-name="P49">def <text:span text:style-name="T7">weak_type</text:span>(): </text:p>
      <text:p text:style-name="P48"><text:tab/>num = 10 </text:p>
      <text:p text:style-name="P48"><text:tab/>print "num = ", num </text:p>
      <text:p text:style-name="P48"><text:tab/>print "num es", type(num) </text:p>
      <text:p text:style-name="P48"><text:tab/>print "\n" </text:p>
      <text:p text:style-name="P48"><text:tab/> </text:p>
      <text:p text:style-name="P48"><text:tab/>word = "hola a todos\n" </text:p>
      <text:p text:style-name="P48"><text:tab/>print "word = ", word </text:p>
      <text:p text:style-name="P48"><text:tab/>print "word es", type(word) </text:p>
      <text:p text:style-name="P48"><text:tab/> </text:p>
      <text:p text:style-name="P48"><text:tab/>result = word * num </text:p>
      <text:p text:style-name="P48"><text:tab/>print "result:" </text:p>
      <text:p text:style-name="P48"><text:tab/>print result </text:p>
      <text:p text:style-name="P48"><text:tab/>print "result es", type(result) </text:p>
      <text:p text:style-name="P48"><text:tab/>print("Python es de tipado DEBIL\n") </text:p>
      <text:p text:style-name="P48"/>
      <text:p text:style-name="P49"><text:span text:style-name="T7">weak_type</text:span>() </text:p>
      <text:p text:style-name="P3"/>
      <text:p text:style-name="P3"/>
      <text:p text:style-name="P9">La salida en pantalla que se obtuvo al ejecutar el código es:</text:p>
      <text:p text:style-name="P7"/>
      <text:p text:style-name="P31">num = <text:s/>10 </text:p>
      <text:p text:style-name="P31">num es &lt;type 'int'&gt; </text:p>
      <text:p text:style-name="P31"/>
      <text:p text:style-name="P31">word = <text:s/>hola a todos </text:p>
      <text:p text:style-name="P31">word es &lt;type 'str'&gt; </text:p>
      <text:p text:style-name="P31"/>
      <text:p text:style-name="P31">result: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text:soft-page-break/>hola a todos </text:p>
      <text:p text:style-name="P31"/>
      <text:p text:style-name="P31">result es &lt;type 'str'&gt; </text:p>
      <text:p text:style-name="P31">Python es de tipado DEBIL</text:p>
      <text:p text:style-name="P3"/>
      <text:p text:style-name="P3"/>
      <text:p text:style-name="P5">Explicación.</text:p>
      <text:p text:style-name="P5"/>
      <text:p text:style-name="P31">En Python el control sobre el tipo de las variables es débil, esto significa que es posible usar variables de diferentes tipos en un mismo entorno, en este caso, fué posible multiplicar una variable de tipo 'entero' con una de tipo 'string' dando como resultado una variable de tipo 'string' que contiene la palabra de la <text:s/>variable 'string' repetida el número de la variable 'entero', el tipo asignado a la variable resultado fué provista de forma subjetiva por Python, de este modo, se puede comprender que este lenguaje es de TIPADO DÉBIL.</text:p>
      <text:p text:style-name="P31"/>
      <text:p text:style-name="P31"/>
      <text:p text:style-name="P14">Haskell.</text:p>
      <text:p text:style-name="P14"/>
      <text:p text:style-name="P38">A continuación se demostrara que Haskell es un lenguaje de tipado fuerte.</text:p>
      <text:p text:style-name="P15"/>
      <text:p text:style-name="P20">Código.</text:p>
      <text:p text:style-name="P8"/>
      <text:p text:style-name="P32">import System.IO</text:p>
      <text:p text:style-name="P32"/>
      <text:p text:style-name="P33">main = <text:span text:style-name="T8">strong_type</text:span> 3 "hola" </text:p>
      <text:p text:style-name="P32"/>
      <text:p text:style-name="P33"><text:span text:style-name="T8">strong_type</text:span> :: Integer -&gt; String -&gt; IO () </text:p>
      <text:p text:style-name="P33"><text:span text:style-name="T8">strong_type</text:span> num word = </text:p>
      <text:p text:style-name="P32"><text:s text:c="4"/>do </text:p>
      <text:p text:style-name="P32"><text:s text:c="8"/>let result = word + num </text:p>
      <text:p text:style-name="P32"><text:s text:c="8"/>print("el result es:") </text:p>
      <text:p text:style-name="P32"><text:s text:c="8"/>print(result) </text:p>
      <text:p text:style-name="P32"><text:s text:c="8"/>return ()</text:p>
      <text:p text:style-name="P8"/>
      <text:p text:style-name="P8"/>
      <text:p text:style-name="P10">La salida en pantalla que se obtuvo al ejecutar el código es:</text:p>
      <text:p text:style-name="P8"/>
      <text:p text:style-name="P34">tipado.hs:19:37: </text:p>
      <text:p text:style-name="P34"><text:s text:c="4"/>Couldn't match type `Integer' with `[Char]' </text:p>
      <text:p text:style-name="P34"><text:s text:c="4"/>Expected type: String </text:p>
      <text:p text:style-name="P34"><text:s text:c="6"/>Actual type: Integer </text:p>
      <text:p text:style-name="P34"><text:s text:c="4"/>In the second argument of `(+)', namely `num' </text:p>
      <text:p text:style-name="P34"><text:s text:c="4"/>In the expression: word + num </text:p>
      <text:p text:style-name="P34"><text:s text:c="4"/>In an equation for `result': result = word + num</text:p>
      <text:p text:style-name="P8"/>
      <text:p text:style-name="P8"/>
      <text:p text:style-name="P8">Explicación.</text:p>
      <text:p text:style-name="P35"/>
      <text:p text:style-name="P35">En este lenguaje, no se permiten violaciones en los tipos de datos, es decir, dado el valor de una variable de un tipo concreto, no es posible usarla como si fuera de otro tipo.</text:p>
      <text:p text:style-name="P35">En este caso no es posible la suma de una variable de tipo 'Integer' con una de tipo 'String'.</text:p>
      <text:p text:style-name="P35">Concluimos que Haskell es fuertemente tipado. Hay lenguajes de <text:span text:style-name="T5">'</text:span>tipado fuerte<text:span text:style-name="T5">'</text:span> que tienen cierto grado de “debilidad” por ejemplo permitiendo sumar o multiplicar una variable de tipo entero con una de tipo flotante,</text:p>
      <text:p text:style-name="P35">pero Haskell no, por lo que se es muy fuertemente tipado.</text:p>
      <text:p text:style-name="P35"/>
      <text:p text:style-name="P35"/>
      <text:p text:style-name="P16">Java.</text:p>
      <text:p text:style-name="P16"><text:soft-page-break/></text:p>
      <text:p text:style-name="P38">Se procede a demostrar que Java es de tipado débil y la explicación del mismo.</text:p>
      <text:p text:style-name="P17"/>
      <text:p text:style-name="P21">Código.</text:p>
      <text:p text:style-name="P36"/>
      <text:p text:style-name="P38">public class typed { </text:p>
      <text:p text:style-name="P38"><text:s text:c="4"/>public static void main(String[] args) { </text:p>
      <text:p text:style-name="P38"/>
      <text:p text:style-name="P38"><text:s text:c="8"/>int num = 10; </text:p>
      <text:p text:style-name="P38"><text:s text:c="8"/>System.out.println(); </text:p>
      <text:p text:style-name="P38"><text:s text:c="8"/>System.out.println("la variable num:" + num); </text:p>
      <text:p text:style-name="P38"/>
      <text:p text:style-name="P38"><text:s text:c="8"/>String word = new String("hola!!"); </text:p>
      <text:p text:style-name="P38"><text:s text:c="8"/>System.out.println("la variable word: " + word); </text:p>
      <text:p text:style-name="P38"/>
      <text:p text:style-name="P38"><text:s text:c="8"/>String word2 = new String("chau!!"); </text:p>
      <text:p text:style-name="P38"><text:s text:c="8"/>System.out.println("la variable word2: " + word2); </text:p>
      <text:p text:style-name="P38"><text:s text:c="8"/>System.out.println(); </text:p>
      <text:p text:style-name="P38"/>
      <text:p text:style-name="P38"><text:s text:c="8"/>String result = word + num; </text:p>
      <text:p text:style-name="P38"><text:s text:c="8"/>System.out.println("result = word + num"); </text:p>
      <text:p text:style-name="P38"><text:s text:c="8"/>System.out.println("result: " + result); </text:p>
      <text:p text:style-name="P38"><text:s text:c="8"/>System.out.println(); </text:p>
      <text:p text:style-name="P38"/>
      <text:p text:style-name="P38"><text:s text:c="8"/>System.out.println("word * num es error"); </text:p>
      <text:p text:style-name="P38"><text:s text:c="8"/>System.out.println("word * word es error"); </text:p>
      <text:p text:style-name="P38"><text:s text:c="8"/>System.out.println("word + num es valido : " + result); </text:p>
      <text:p text:style-name="P38"><text:s text:c="8"/>System.out.println("word + word es valido: " + (word + word2)); </text:p>
      <text:p text:style-name="P39"><text:s text:c="8"/>System.out.println(); </text:p>
      <text:p text:style-name="P38"><text:s text:c="8"/>System.out.println("java es de tipado DEBIL"); </text:p>
      <text:p text:style-name="P38"/>
      <text:p text:style-name="P38"><text:s text:c="4"/>} </text:p>
      <text:p text:style-name="P38">}</text:p>
      <text:p text:style-name="P36"/>
      <text:p text:style-name="P36"/>
      <text:p text:style-name="P10">La salida en pantalla que se obtuvo al ejecutar el código es:</text:p>
      <text:p text:style-name="P3"/>
      <text:p text:style-name="P50">la variable num:10 </text:p>
      <text:p text:style-name="P50">la variable word: hola!! </text:p>
      <text:p text:style-name="P50">la variable word2: chau!! </text:p>
      <text:p text:style-name="P50"/>
      <text:p text:style-name="P50">result = word + num </text:p>
      <text:p text:style-name="P50">result: hola!!10 </text:p>
      <text:p text:style-name="P50"/>
      <text:p text:style-name="P50">word * num es error </text:p>
      <text:p text:style-name="P50">word * word es error </text:p>
      <text:p text:style-name="P50">word + num es valido : hola!!10 </text:p>
      <text:p text:style-name="P50">word + word es valido: hola!!chau!! </text:p>
      <text:p text:style-name="P50"/>
      <text:p text:style-name="P50">java es de tipado DEBIL </text:p>
      <text:p text:style-name="P50"/>
      <text:p text:style-name="P50"/>
      <text:p text:style-name="P18">Explicación.</text:p>
      <text:p text:style-name="P24"/>
      <text:p text:style-name="P40">Al igual que en Python, es posible realizar operaciones entre variables que son de distintos tipos, obteniendo como resultado una operación interna al lenguaje, en este caso, fue posible sumar una variable word de tipo <text:soft-page-break/>'String' a la variable num de tipo 'int', produciendo la concatenación de ambas variables como un solo 'String', es decir, la varible num(de tipo 'int') sufrió una conversión implícita de tipo pasando a ser de tipo 'String'</text:p>
      <text:p text:style-name="P40">Por este motivo, se concluye con que Java es un lenguaje de tipo DÉBIL.</text:p>
      <text:p text:style-name="P23">Scala.</text:p>
      <text:p text:style-name="P23"/>
      <text:p text:style-name="P40">Procedemos a demostrar que Scala es un lenguaje con tipado débil.</text:p>
      <text:p text:style-name="P40"/>
      <text:p text:style-name="P40"/>
      <text:p text:style-name="P22">Código.</text:p>
      <text:p text:style-name="P22"/>
      <text:p text:style-name="P41">object Typed { </text:p>
      <text:p text:style-name="P41"><text:s text:c="3"/>def main(args: Array[String]) { </text:p>
      <text:p text:style-name="P41"><text:s text:c="6"/>println("prueba de tipado fuerte o debil") </text:p>
      <text:p text:style-name="P41"><text:s text:c="6"/>println() </text:p>
      <text:p text:style-name="P41"><text:s text:c="6"/></text:p>
      <text:p text:style-name="P41"><text:s text:c="6"/>var num : Int = 10 </text:p>
      <text:p text:style-name="P41"><text:s text:c="6"/>println("variable num: ") </text:p>
      <text:p text:style-name="P41"><text:s text:c="6"/>println(num) </text:p>
      <text:p text:style-name="P41"><text:s text:c="6"/>println() </text:p>
      <text:p text:style-name="P41"><text:s text:c="6"/></text:p>
      <text:p text:style-name="P41"><text:s text:c="6"/>var word : String = "hola!!" </text:p>
      <text:p text:style-name="P41"><text:s text:c="6"/>println("variable word: ") </text:p>
      <text:p text:style-name="P41"><text:s text:c="6"/>println(word) </text:p>
      <text:p text:style-name="P41"><text:s text:c="6"/>println() </text:p>
      <text:p text:style-name="P41"><text:s text:c="6"/></text:p>
      <text:p text:style-name="P41"><text:s text:c="6"/>var result = word * num </text:p>
      <text:p text:style-name="P41"><text:s text:c="6"/>println(result) </text:p>
      <text:p text:style-name="P41"><text:s text:c="6"/>println() </text:p>
      <text:p text:style-name="P41"><text:s text:c="6"/>println("concluimos que Scala es de tipado DEBIL") </text:p>
      <text:p text:style-name="P41"><text:s text:c="3"/>} </text:p>
      <text:p text:style-name="P41">}</text:p>
      <text:p text:style-name="P22"/>
      <text:p text:style-name="P22"/>
      <text:p text:style-name="P11">La salida en pantalla que se obtuvo al ejecutar el código es:</text:p>
      <text:p text:style-name="P11"/>
      <text:p text:style-name="P41">prueba de tipado fuerte o debil</text:p>
      <text:p text:style-name="P41"/>
      <text:p text:style-name="P41">variable num: </text:p>
      <text:p text:style-name="P41">10</text:p>
      <text:p text:style-name="P41"/>
      <text:p text:style-name="P41">variable word: </text:p>
      <text:p text:style-name="P41">hola!!</text:p>
      <text:p text:style-name="P41"/>
      <text:p text:style-name="P41">hola!!hola!!hola!!hola!!hola!!hola!!hola!!hola!!hola!!hola!!</text:p>
      <text:p text:style-name="P41"/>
      <text:p text:style-name="P41">concluimos que Scala es de tipado DEBIL</text:p>
      <text:p text:style-name="P11"/>
      <text:p text:style-name="P11"/>
      <text:p text:style-name="P22">Explicación.</text:p>
      <text:p text:style-name="P27"/>
      <text:p text:style-name="P42">En este lenguaje las reglas sobre lo que se puede hacer con los tipos no son estrictas, es por ello que fue posible realizar operaciones entre una variable de tipo 'Int' y una de tipo 'String'. A diferencia de lenguajes como Java, aquí es posible declarar una variable sin asignarle un tipo, como en el caso de la variable 'result' a la que sin asignarle un tipo, el lenguaje, le asigna el tipo 'String'.</text:p>
      <text:p text:style-name="P42">Por ello se concluye que Scala es un lenguaje de tipado DÉBIL. <text:s/></text:p>
      <text:p text:style-name="P22"/>
      <text:p text:style-name="P22"><text:soft-page-break/></text:p>
      <text:p text:style-name="P22"/>
      <text:p text:style-name="P22"/>
      <text:p text:style-name="P26">C.</text:p>
      <text:p text:style-name="P44"/>
      <text:p text:style-name="P44">C es considerado <text:s/>uno de los lenguaje menos débiles para explicar esto, consideramos el siguiente programa.</text:p>
      <text:p text:style-name="P44"/>
      <text:p text:style-name="P28">Código.</text:p>
      <text:p text:style-name="P28"/>
      <text:p text:style-name="P43">#include &lt;stdio.h&gt; </text:p>
      <text:p text:style-name="P43">#include &lt;stdlib.h&gt; </text:p>
      <text:p text:style-name="P43"/>
      <text:p text:style-name="P43">int main(void){ </text:p>
      <text:p text:style-name="P43"/>
      <text:p text:style-name="P43"><text:s text:c="4"/>int num = 123; </text:p>
      <text:p text:style-name="P43"><text:s text:c="4"/>printf("\n'a' es una variable de tipo entero\n"); </text:p>
      <text:p text:style-name="P43"><text:s text:c="4"/></text:p>
      <text:p text:style-name="P43"><text:s text:c="4"/>char* word = "hola a todos"; </text:p>
      <text:p text:style-name="P43"><text:s text:c="4"/>printf("palabra es un string: %s\n\n", word); </text:p>
      <text:p text:style-name="P43"><text:s text:c="4"/></text:p>
      <text:p text:style-name="P43"><text:s text:c="4"/>int result; </text:p>
      <text:p text:style-name="P43"><text:s text:c="4"/>result = word + num; </text:p>
      <text:p text:style-name="P43"><text:s text:c="4"/>printf("el resultado es %d\n",result); </text:p>
      <text:p text:style-name="P43"><text:s text:c="4"/>printf("C ES DE TIPADO DEBIL\n"); </text:p>
      <text:p text:style-name="P43"/>
      <text:p text:style-name="P43"><text:s text:c="4"/>return 0; </text:p>
      <text:p text:style-name="P43">} </text:p>
      <text:p text:style-name="P43">// c es de tipado DEBIL</text:p>
      <text:p text:style-name="P43"/>
      <text:p text:style-name="P43"/>
      <text:p text:style-name="P12">La salida en pantalla que se obtuvo al ejecutar el código es:</text:p>
      <text:p text:style-name="P12"/>
      <text:p text:style-name="P43">Al compilar el programa devuelve un WARNING y crea el ejecutable:</text:p>
      <text:p text:style-name="P43"/>
      <text:p text:style-name="P43">'a' es una variable de tipo entero </text:p>
      <text:p text:style-name="P43">palabra es un string: hola a todos </text:p>
      <text:p text:style-name="P43"/>
      <text:p text:style-name="P43">el resultado es 4196119 </text:p>
      <text:p text:style-name="P43">C ES DE TIPADO DEBIL</text:p>
      <text:p text:style-name="P43"/>
      <text:p text:style-name="P43"/>
      <text:p text:style-name="P28">Explicación.</text:p>
      <text:p text:style-name="P25"/>
      <text:p text:style-name="P44">Dentro de la categoría de lenguajes de tipado débiles, C es uno de los menos débiles, en este lenguaje, no solo es necesario declarar el tipo de cada variable, sino que la diversidad de operaciones que permite este con variables de tipos diferentes es muy reducida.</text:p>
      <text:p text:style-name="P44">En el programa, ,se suma una variable de tipo 'int' con una variable de tipo 'char*' esto es posible dado que un char* es una dirección de memoria, por lo tanto es un valor numérico y por ello es posible sumar ese valor a una variable de tipo 'int' dando como resultado un entero que representa la dirección de memoria mas el valor de la variable.</text:p>
      <text:p text:style-name="P44">Por ello se considera que C es un lenguaje de tipado DÉBIL, aunque dentro de esta categoría, es muy poco débil.</text:p>
      <text:p text:style-name="P44"/>
      <text:p text:style-name="P44"/>
      <text:p text:style-name="P30">JavaScript.</text:p>
      <text:p text:style-name="P44"><text:s/></text:p>
      <text:p text:style-name="P44"><text:soft-page-break/>Al igual que C, JavaScript es de tipado débil, solo que en la categoría de tipado débil, es uno de los lenguaje con un tipado muy débil.</text:p>
      <text:p text:style-name="P44"/>
      <text:p text:style-name="P29">Código.</text:p>
      <text:p text:style-name="P29"/>
      <text:p text:style-name="P45">&lt;!DOCTYPE html&gt; </text:p>
      <text:p text:style-name="P45">&lt;html&gt; </text:p>
      <text:p text:style-name="P45"><text:s text:c="4"/>&lt;body&gt; </text:p>
      <text:p text:style-name="P45"/>
      <text:p text:style-name="P45"><text:s text:c="8"/>&lt;h1&gt;Tipado en JavaScript&lt;/h1&gt; </text:p>
      <text:p text:style-name="P45"><text:s text:c="8"/>&lt;p&gt;JavaScript tiene tipado debil.&lt;/p&gt; </text:p>
      <text:p text:style-name="P45"/>
      <text:p text:style-name="P45"><text:s text:c="8"/>&lt;script&gt; </text:p>
      <text:p text:style-name="P45"><text:s text:c="12"/>window.alert(5 + 'aaaa'); </text:p>
      <text:p text:style-name="P45"><text:s text:c="8"/>&lt;/script&gt; </text:p>
      <text:p text:style-name="P45"/>
      <text:p text:style-name="P45"><text:s text:c="4"/>&lt;/body&gt; </text:p>
      <text:p text:style-name="P45">&lt;/html&gt;</text:p>
      <text:p text:style-name="P45"/>
      <text:p text:style-name="P45"/>
      <text:p text:style-name="P13">La salida en pantalla que se obtuvo al ejecutar el código es:</text:p>
      <text:p text:style-name="P13"/>
      <text:p text:style-name="P46">En alerta de JavaScript:</text:p>
      <text:p text:style-name="P46"><text:s text:c="4"/>5aaaa</text:p>
      <text:p text:style-name="P47"/>
      <text:p text:style-name="P47"/>
      <text:p text:style-name="P4">Explicación.</text:p>
      <text:p text:style-name="Standard"/>
      <text:p text:style-name="Standard">Información obtenida de </text:p>
      <text:p text:style-name="Standard"><text:a xlink:type="simple" xlink:href="http://www.etnassoft.com/2011/01/27/tipado-blando-en-javascript/">http://www.etnassoft.com/2011/01/27/tipado-blando-en-javascript/</text:a></text:p>
      <text:p text:style-name="Standard"/>
      <text:p text:style-name="P53">Para muchos, JavaScript es considerado el primer lenguaje de scripting, la libertad que ofrece en cuanto al tratamiento de variables es considerado como un peligro potencial que hay que saber manejar.</text:p>
      <text:p text:style-name="P53">La <text:span text:style-name="T6">asignación</text:span> de tipos se realiza en forma interna por JavaScript.</text:p>
      <text:p text:style-name="P61">El concepto de coerción de datos está íntimamente ligado con un tipado débil. Al relegar la conversión de datos al intérprete interno, <text:span text:style-name="Strong_20_Emphasis">a menudo se precisa de modificar los valores para adaptarlos y poder realizar operaciones entre ellos</text:span>. Las coerciones en Javascript, en determinados casos, resultan muy poco intuitivas y pueden convertirse en fuente de errores.</text:p>
      <text:p text:style-name="P62">En el ejemplo es posible sumar una variable no definida que representa un valor numérico a una variable no definida que representa una cadena de caracteres, el resultado es que la variable del valor numérico se concatena con la cadena de caracteres, por lo que el resultado es de tipo 'String'.</text:p>
      <text:p text:style-name="P62">También es posible comparar el valor numérico con un cadena de caracteres dando 'True' como resultado.</text:p>
      <text:p text:style-name="P62">En conclusión, JavaScript no solo es de tipado débil sino que además es es muy poco intuitivo lo cual lleva a potenciales errores.</text:p>
      <text:p text:style-name="Text_20_body"/>
      <text:p text:style-name="P64">Ruby.</text:p>
      <text:p text:style-name="P64"/>
      <text:p text:style-name="P69">A continuación se detalla el código que demuestra que Ruby es un lenguaje de tipado débil. </text:p>
      <text:p text:style-name="P65"/>
      <text:p text:style-name="P65"/>
      <text:p text:style-name="P66">Código.</text:p>
      <text:p text:style-name="P59"/>
      <text:p text:style-name="P59">!/bin/env ruby </text:p>
      <text:p text:style-name="P59"># encoding: utf-8 </text:p>
      <text:p text:style-name="P58"><text:soft-page-break/></text:p>
      <text:p text:style-name="P58">=begin </text:p>
      <text:p text:style-name="P58">Ruby es un lenguaje de tipado DEBIL </text:p>
      <text:p text:style-name="P58">=end </text:p>
      <text:p text:style-name="P58"/>
      <text:p text:style-name="P58">puts "probamos que tipo de tipado tiene Ruby" </text:p>
      <text:p text:style-name="P58">num = 10 </text:p>
      <text:p text:style-name="P58">puts "num = ", num </text:p>
      <text:p text:style-name="P58">puts "La variable a, ¿es Integer?" </text:p>
      <text:p text:style-name="P58">puts num.is_a?(Integer) </text:p>
      <text:p text:style-name="P58">puts "\n" </text:p>
      <text:p text:style-name="P58"/>
      <text:p text:style-name="P58">word = "hola!! " </text:p>
      <text:p text:style-name="P58">puts "word = ", word </text:p>
      <text:p text:style-name="P58">puts "La variable word, ¿es String?" </text:p>
      <text:p text:style-name="P58">puts word.is_a?(String) </text:p>
      <text:p text:style-name="P58">puts "\n" </text:p>
      <text:p text:style-name="P58"/>
      <text:p text:style-name="P58">result = word * num </text:p>
      <text:p text:style-name="P58">puts "result = ", result </text:p>
      <text:p text:style-name="P58">puts "La variable result, ¿es String?" </text:p>
      <text:p text:style-name="P60">puts result.is_a?(String) </text:p>
      <text:p text:style-name="P60">puts "\n" </text:p>
      <text:p text:style-name="P58">puts "Ruby es de tipado DEBIL" </text:p>
      <text:p text:style-name="P58">puts "\n"</text:p>
      <text:p text:style-name="P67"/>
      <text:p text:style-name="P67"/>
      <text:p text:style-name="P63">La salida en pantalla que se obtuvo al ejecutar el código es:</text:p>
      <text:p text:style-name="P68"/>
      <text:p text:style-name="P68">probamos que tipo de tipado tiene Ruby </text:p>
      <text:p text:style-name="P68">num = </text:p>
      <text:p text:style-name="P68">10 </text:p>
      <text:p text:style-name="P68">La variable a, ¿es Integer? </text:p>
      <text:p text:style-name="P68">true </text:p>
      <text:p text:style-name="P68"/>
      <text:p text:style-name="P68">word = </text:p>
      <text:p text:style-name="P68">hola!! </text:p>
      <text:p text:style-name="P68">La variable word, ¿es String? </text:p>
      <text:p text:style-name="P68">true </text:p>
      <text:p text:style-name="P68"/>
      <text:p text:style-name="P68">result = </text:p>
      <text:p text:style-name="P68">hola!! hola!! hola!! hola!! hola!! hola!! hola!! hola!! hola!! hola!! </text:p>
      <text:p text:style-name="P68">La variable result, ¿es String? </text:p>
      <text:p text:style-name="P68">true </text:p>
      <text:p text:style-name="P68"/>
      <text:p text:style-name="P68">Ruby es de tipado DEBIL</text:p>
      <text:p text:style-name="P54"/>
      <text:p text:style-name="P54"/>
      <text:p text:style-name="P54">Explicación.</text:p>
      <text:p text:style-name="P56"/>
      <text:p text:style-name="P55">Ruby es un lenguaje que posee una gran similitud con Python, en el, no se declara el tipo de las variables, esto se lleva a cabo en forma interna por el lenguaje, esto se puede constatar con la función 'var.is_a?'.</text:p>
      <text:p text:style-name="P55">Al igual que en lenguajes de programación de tipado débil, es posible realizar operaciones entre variables de tipos diferentes. </text:p>
      <text:p text:style-name="P55">En el ejemplo se declaran dos variables, ambas sin tipo, a una se le asigna un valor numérico y a la otra una cadena de caracteres. Una variable 'result', también sin tipo, captura la multiplicación de las variables <text:soft-page-break/>anteriores, dando como resultado que la cadena de caracteres se repita n-veces, donde n es el valor de la variable numérica.</text:p>
      <text:p text:style-name="P57"><text:span text:style-name="T2">Por lo tanto, 'result' obtuvo el tipo 'String' </text:span><text:span text:style-name="T3">durante su compilación. De este modo, se deduce que Ruby es un lenguaje de tipado DÉB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4cm" fo:margin-bottom="1.078cm" fo:margin-left="1.226cm" fo:margin-right="1.18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00:00:16.090796159</meta:creation-date>
    <dc:date>2015-05-16T01:04:11.368380001</dc:date>
    <meta:editing-duration>PT6H53M14S</meta:editing-duration>
    <meta:editing-cycles>30</meta:editing-cycles>
    <meta:generator>LibreOffice/4.2.8.2$Linux_X86_64 LibreOffice_project/420m0$Build-2</meta:generator>
    <meta:document-statistic meta:table-count="0" meta:image-count="0" meta:object-count="0" meta:page-count="8" meta:paragraph-count="249" meta:word-count="1755" meta:character-count="10851" meta:non-whitespace-character-count="8742"/>
  </office:meta>
</office:document-meta>
</file>